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0.69pt"/>
    </style:style>
    <style:style style:name="co2" style:family="table-column">
      <style:table-column-properties fo:break-before="auto" style:column-width="229.89pt"/>
    </style:style>
    <style:style style:name="co3" style:family="table-column">
      <style:table-column-properties fo:break-before="auto" style:column-width="56.2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87.51pt"/>
    </style:style>
    <style:style style:name="co6" style:family="table-column">
      <style:table-column-properties fo:break-before="auto" style:column-width="180.54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109.76pt"/>
    </style:style>
    <style:style style:name="co9" style:family="table-column">
      <style:table-column-properties fo:break-before="auto" style:column-width="118.74pt"/>
    </style:style>
    <style:style style:name="co10" style:family="table-column">
      <style:table-column-properties fo:break-before="auto" style:column-width="118.06pt"/>
    </style:style>
    <style:style style:name="co11" style:family="table-column">
      <style:table-column-properties fo:break-before="auto" style:column-width="114.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XPR_20_format">
      <style:table-properties table:display="true" style:writing-mode="lr-tb"/>
    </style:style>
    <style:style style:name="ta2" style:family="table" style:master-page-name="PageStyle_5f_XPR_20_file">
      <style:table-properties table:display="true" style:writing-mode="lr-tb"/>
    </style:style>
    <style:style style:name="ta3" style:family="table" style:master-page-name="PageStyle_5f_Sub-objec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366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cc99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PR form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XPR Heade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 calcext:value-type="string">
            <text:p>XPR0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XPR Size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4" office:value-type="string" calcext:value-type="string">
            <text:p>Header Size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Model Heade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 calcext:value-type="string">
            <text:p>0x80000000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Size</text:p>
          </table:table-cell>
          <table:table-cell table:style-name="ce15" office:value-type="string" calcext:value-type="string">
            <text:p>Model Header size - 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5" office:value-type="string" calcext:value-type="string">
            <text:p>0x0000003E or 0x0000003F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mber of textures</text:p>
          </table:table-cell>
          <table:table-cell table:style-name="ce15" office:value-type="string" calcext:value-type="string">
            <text:p>Number of textures used by this mode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mber of vertex buffers</text:p>
          </table:table-cell>
          <table:table-cell table:style-name="ce15" office:value-type="string" calcext:value-type="string">
            <text:p>Number of vertex buffer used by this mode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mber of primary index buffers</text:p>
          </table:table-cell>
          <table:table-cell table:style-name="ce15" office:value-type="string" calcext:value-type="string">
            <text:p>Number of primary index buffers used by this mode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mber of secondary index buffers</text:p>
          </table:table-cell>
          <table:table-cell table:style-name="ce15" office:value-type="string" calcext:value-type="string">
            <text:p>Number of secondary index buffers used by this mode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loc1 size</text:p>
          </table:table-cell>
          <table:table-cell table:style-name="ce15" office:value-type="string" calcext:value-type="string">
            <text:p>Bloc1 size (in bytes) (multiple of 4k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loc2 size</text:p>
          </table:table-cell>
          <table:table-cell table:style-name="ce15" office:value-type="string" calcext:value-type="string">
            <text:p>Bloc2 size (in bytes) (multiple of 4k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Object Heade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 calcext:value-type="string">
            <text:p>0x80000000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Size</text:p>
          </table:table-cell>
          <table:table-cell table:style-name="ce15" office:value-type="string" calcext:value-type="string">
            <text:p>Object size - 8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mber of sub-objects</text:p>
          </table:table-cell>
          <table:table-cell table:style-name="ce15" office:value-type="string" calcext:value-type="string">
            <text:p>Number of sub-objects used by this objec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umber of materials</text:p>
          </table:table-cell>
          <table:table-cell table:style-name="ce15" office:value-type="string" calcext:value-type="string">
            <text:p>Number of materials used by this object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Sub-object Heade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6" office:value-type="string" calcext:value-type="string">
            <text:p>Vertex type</text:p>
          </table:table-cell>
          <table:table-cell table:style-name="ce15" office:value-type="string" calcext:value-type="string">
            <text:p>Vertex type (D3DFVF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Number of vertices</text:p>
          </table:table-cell>
          <table:table-cell table:style-name="ce15" office:value-type="string" calcext:value-type="string">
            <text:p>Number of vertices used by this sub-objec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Vertex size</text:p>
          </table:table-cell>
          <table:table-cell table:style-name="ce15" office:value-type="string" calcext:value-type="string">
            <text:p>Size of one vertex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4" office:value-type="string" calcext:value-type="string">
            <text:p>Number of indices</text:p>
          </table:table-cell>
          <table:table-cell table:style-name="ce15" office:value-type="string" calcext:value-type="string">
            <text:p>Number of indices used by this sub-object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Material Heade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6" office:value-type="string" calcext:value-type="string">
            <text:p>Material number</text:p>
          </table:table-cell>
          <table:table-cell table:style-name="ce15" office:value-type="string" calcext:value-type="string">
            <text:p>Material numb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ub-object number</text:p>
          </table:table-cell>
          <table:table-cell table:style-name="ce15" office:value-type="string" calcext:value-type="string">
            <text:p>Sub-object number used by this materia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mber of textures</text:p>
          </table:table-cell>
          <table:table-cell table:style-name="ce15" office:value-type="string" calcext:value-type="string">
            <text:p>Number of textures used by this materia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Index size</text:p>
          </table:table-cell>
          <table:table-cell table:style-name="ce15" office:value-type="string" calcext:value-type="string">
            <text:p>Size of one index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dex buffer start offset</text:p>
          </table:table-cell>
          <table:table-cell table:style-name="ce15" office:value-type="string" calcext:value-type="string">
            <text:p>Index buffer start offset in by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dex buffer size</text:p>
          </table:table-cell>
          <table:table-cell table:style-name="ce15" office:value-type="string" calcext:value-type="string">
            <text:p>Index buffer size in by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Material color flag</text:p>
          </table:table-cell>
          <table:table-cell table:style-name="ce15" office:value-type="string" calcext:value-type="string">
            <text:p>material color flag (1 material as color, 0 instead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4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Material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7" office:value-type="string" calcext:value-type="string">
            <text:p>Diffuse red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8" office:value-type="string" calcext:value-type="string">
            <text:p>Diffuse green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9" office:value-type="string" calcext:value-type="string">
            <text:p>Diffuse blue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10" office:value-type="string" calcext:value-type="string">
            <text:p>Diffuse alpha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11" office:value-type="string" calcext:value-type="string">
            <text:p>Ambient red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8" office:value-type="string" calcext:value-type="string">
            <text:p>Ambient green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9" office:value-type="string" calcext:value-type="string">
            <text:p>Ambient blue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10" office:value-type="string" calcext:value-type="string">
            <text:p>Ambient alpha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11" office:value-type="string" calcext:value-type="string">
            <text:p>Specular red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8" office:value-type="string" calcext:value-type="string">
            <text:p>Specular green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9" office:value-type="string" calcext:value-type="string">
            <text:p>Specular blue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10" office:value-type="string" calcext:value-type="string">
            <text:p>Specular alpha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11" office:value-type="string" calcext:value-type="string">
            <text:p>Emissive red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8" office:value-type="string" calcext:value-type="string">
            <text:p>Emissive green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9" office:value-type="string" calcext:value-type="string">
            <text:p>Emissive blue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10" office:value-type="string" calcext:value-type="string">
            <text:p>Emissive alpha colo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12" office:value-type="string" calcext:value-type="string">
            <text:p>Specular glow powe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4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Material texture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6" office:value-type="string" calcext:value-type="string">
            <text:p>Texture name</text:p>
          </table:table-cell>
          <table:table-cell table:style-name="ce15" office:value-type="string" calcext:value-type="string">
            <text:p>Name of the textur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xture number</text:p>
          </table:table-cell>
          <table:table-cell table:style-name="ce15" office:value-type="string" calcext:value-type="string">
            <text:p>Texture numb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13" office:value-type="string" calcext:value-type="string">
            <text:p>0x80000000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4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Texture Heade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 calcext:value-type="string">
            <text:p>0x00040001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Texture offset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Texture type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4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Vertex buffer Heade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 calcext:value-type="string">
            <text:p>0x00800001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Vertex buffer offset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4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Index buffer 1 Heade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 calcext:value-type="string">
            <text:p>0x00010001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Index buffer offset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4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Index buffer 2 Header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2" office:value-type="string" calcext:value-type="string">
            <text:p>0x00020001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Index buffer offset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string" calcext:value-type="string">
            <text:p>Index buffer size + padding size</text:p>
          </table:table-cell>
          <table:table-cell table:style-name="ce15" office:value-type="string" calcext:value-type="string">
            <text:p>Padding byte is 0x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dex buffer size + padding size</text:p>
          </table:table-cell>
          <table:table-cell table:style-name="ce15" office:value-type="string" calcext:value-type="string">
            <text:p>Padding byte is 0x0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nknown</text:p>
          </table:table-cell>
          <table:table-cell table:style-name="ce14"/>
          <table:table-cell table:number-columns-repeated="1022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PR file" table:style-name="ta2"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4" table:number-columns-repeated="1018" table:default-cell-style-name="Default"/>
        <table:table-row table:style-name="ro2">
          <table:table-cell table:style-name="ce16" office:value-type="string" calcext:value-type="string">
            <text:p>XPR file contains 2 blocs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Each bloc have a size multiple of 4KBytes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Padding byte is 0xAD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Textures are 4 bytes aligned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Vertex buffers are 4 bytes aligned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Index buffers are 4 bytes align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7" office:value-type="string" calcext:value-type="string">
            <text:p>Bloc 1 contains :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XPR header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Model header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Objects headers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Sub-object headers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Materials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A list of textures offsets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A list of vertex buffers offsets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A list of primary index buffers offsets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A list of secondary index buffers offsets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Primary index buff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7" office:value-type="string" calcext:value-type="string">
            <text:p>Bloc 2 contains :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Textures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Vertex buffers</text:p>
          </table:table-cell>
          <table:table-cell table:number-columns-repeated="1023"/>
        </table:table-row>
        <table:table-row table:style-name="ro2">
          <table:table-cell table:style-name="ce18" office:value-type="string" calcext:value-type="string">
            <text:p>Secondary index buff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7" office:value-type="string" calcext:value-type="string">
            <text:p>XPR File structure: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Bloc1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1 XPR header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1 model header</text:p>
          </table:table-cell>
          <table:table-cell table:number-columns-repeated="1023"/>
        </table:table-row>
        <table:table-row table:style-name="ro2">
          <table:table-cell table:style-name="ce21" office:value-type="string" calcext:value-type="string">
            <text:p>1-n objects :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1 object header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1-n sub-object header</text:p>
          </table:table-cell>
          <table:table-cell table:number-columns-repeated="1023"/>
        </table:table-row>
        <table:table-row table:style-name="ro2">
          <table:table-cell table:style-name="ce21" office:value-type="string" calcext:value-type="string">
            <text:p>1-n sub-object</text:p>
          </table:table-cell>
          <table:table-cell table:style-name="ce16" office:value-type="string" calcext:value-type="string">
            <text:p>object header: num sub-objects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1-n materials :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1 material header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0-1 material color</text:p>
          </table:table-cell>
          <table:table-cell table:style-name="ce18" office:value-type="string" calcext:value-type="string">
            <text:p>material header: color flag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0-n material texture</text:p>
          </table:table-cell>
          <table:table-cell table:style-name="ce16" office:value-type="string" calcext:value-type="string">
            <text:p>material header: num texture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1-n textures header</text:p>
          </table:table-cell>
          <table:table-cell table:style-name="ce16" office:value-type="string" calcext:value-type="string">
            <text:p>model header: num textures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1-n headers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1-n vertex buffers header</text:p>
          </table:table-cell>
          <table:table-cell table:style-name="ce16" office:value-type="string" calcext:value-type="string">
            <text:p>model header: num vertex buffer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0-n primary index buffers header</text:p>
          </table:table-cell>
          <table:table-cell table:style-name="ce16" office:value-type="string" calcext:value-type="string">
            <text:p>model header: num primary index buffer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0-n secondary index buffers header</text:p>
          </table:table-cell>
          <table:table-cell table:style-name="ce16" office:value-type="string" calcext:value-type="string">
            <text:p>model header: num secondary index buffers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0xFFFFFFFF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0-n padding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1-n primary index buffers</text:p>
          </table:table-cell>
          <table:table-cell table:style-name="ce16" office:value-type="string" calcext:value-type="string">
            <text:p>model header: num primary index buffer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0-n padding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Bloc2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1-n textures</text:p>
          </table:table-cell>
          <table:table-cell table:style-name="ce16" office:value-type="string" calcext:value-type="string">
            <text:p>model headre: num texture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1-n vertex buffers</text:p>
          </table:table-cell>
          <table:table-cell table:style-name="ce16" office:value-type="string" calcext:value-type="string">
            <text:p>model header: num vertex buffer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1-n secondary index buffers</text:p>
          </table:table-cell>
          <table:table-cell table:style-name="ce16" office:value-type="string" calcext:value-type="string">
            <text:p>model header: num secondary index buffers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0-n padding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-object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23" office:value-type="string" calcext:value-type="string">
            <text:p>Type (hex)</text:p>
          </table:table-cell>
          <table:table-cell table:style-name="ce31" office:value-type="string" calcext:value-type="string">
            <text:p>Type (dec)</text:p>
          </table:table-cell>
          <table:table-cell table:style-name="ce31" office:value-type="string" calcext:value-type="string">
            <text:p>Size (byte)</text:p>
          </table:table-cell>
          <table:table-cell table:style-name="ce38" office:value-type="string" calcext:value-type="string">
            <text:p>D3DFVF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4" office:value-type="string" calcext:value-type="string">
            <text:p>0x00000112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32" calcext:value-type="float">
            <text:p>32</text:p>
          </table:table-cell>
          <table:table-cell table:style-name="ce39" office:value-type="string" calcext:value-type="string">
            <text:p>XYZ | NORMAL | TEX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5" office:value-type="string" calcext:value-type="string">
            <text:p>0x00000116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office:value-type="float" office:value="36" calcext:value-type="float">
            <text:p>36</text:p>
          </table:table-cell>
          <table:table-cell table:style-name="ce40" office:value-type="string" calcext:value-type="string">
            <text:p>XYZB1 | NORMAL | TEX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5" office:value-type="string" calcext:value-type="string">
            <text:p>0x00000118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40" calcext:value-type="float">
            <text:p>40</text:p>
          </table:table-cell>
          <table:table-cell table:style-name="ce40" office:value-type="string" calcext:value-type="string">
            <text:p>XYZB2 | NORMAL | TEX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6" office:value-type="string" calcext:value-type="string">
            <text:p>0x0000011A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44" calcext:value-type="float">
            <text:p>44</text:p>
          </table:table-cell>
          <table:table-cell table:style-name="ce41" office:value-type="string" calcext:value-type="string">
            <text:p>XYZB3 | NORMAL | TEX1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4" office:value-type="string" calcext:value-type="string">
            <text:p>0x00000212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40" calcext:value-type="float">
            <text:p>40</text:p>
          </table:table-cell>
          <table:table-cell table:style-name="ce39" office:value-type="string" calcext:value-type="string">
            <text:p>XYZ | NORMAL | TEX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5" office:value-type="string" calcext:value-type="string">
            <text:p>0x00000216</text:p>
          </table:table-cell>
          <table:table-cell table:style-name="ce16" office:value-type="float" office:value="534" calcext:value-type="float">
            <text:p>534</text:p>
          </table:table-cell>
          <table:table-cell table:style-name="ce16" office:value-type="float" office:value="44" calcext:value-type="float">
            <text:p>44</text:p>
          </table:table-cell>
          <table:table-cell table:style-name="ce40" office:value-type="string" calcext:value-type="string">
            <text:p>XYZB1 | NORMAL | TEX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5" office:value-type="string" calcext:value-type="string">
            <text:p>0x00000218</text:p>
          </table:table-cell>
          <table:table-cell table:style-name="ce16" office:value-type="float" office:value="536" calcext:value-type="float">
            <text:p>536</text:p>
          </table:table-cell>
          <table:table-cell table:style-name="ce16" office:value-type="float" office:value="48" calcext:value-type="float">
            <text:p>48</text:p>
          </table:table-cell>
          <table:table-cell table:style-name="ce40" office:value-type="string" calcext:value-type="string">
            <text:p>XYZB2 | NORMAL | TEX2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6" office:value-type="string" calcext:value-type="string">
            <text:p>0x0000021A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2" calcext:value-type="float">
            <text:p>52</text:p>
          </table:table-cell>
          <table:table-cell table:style-name="ce41" office:value-type="string" calcext:value-type="string">
            <text:p>XYZB3 | NORMAL | TEX2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4" office:value-type="string" calcext:value-type="string">
            <text:p>0x00000142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4" calcext:value-type="float">
            <text:p>24</text:p>
          </table:table-cell>
          <table:table-cell table:style-name="ce39" office:value-type="string" calcext:value-type="string">
            <text:p>XYZ | DIFFUSE | TEX1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6" office:value-type="string" calcext:value-type="string">
            <text:p>0x00000242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32" calcext:value-type="float">
            <text:p>32</text:p>
          </table:table-cell>
          <table:table-cell table:style-name="ce41" office:value-type="string" calcext:value-type="string">
            <text:p>XYZ | DIFFUSE | TEX2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7" office:value-type="string" calcext:value-type="string">
            <text:p>0x0000004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6" calcext:value-type="float">
            <text:p>16</text:p>
          </table:table-cell>
          <table:table-cell table:style-name="ce42" office:value-type="string" calcext:value-type="string">
            <text:p>XYZ | DIFFUSE</text:p>
          </table:table-cell>
          <table:table-cell table:style-name="ce14"/>
          <table:table-cell table:number-columns-repeated="1019"/>
        </table:table-row>
        <table:table-row table:style-name="ro2">
          <table:table-cell table:style-name="ce28" table:number-columns-repeated="4"/>
          <table:table-cell table:number-columns-repeated="1020"/>
        </table:table-row>
        <table:table-row table:style-name="ro1">
          <table:table-cell table:style-name="ce29" table:number-columns-repeated="5"/>
          <table:table-cell table:number-columns-repeated="1019"/>
        </table:table-row>
        <table:table-row table:style-name="ro1">
          <table:table-cell table:style-name="ce30"/>
          <table:table-cell table:style-name="ce35" office:value-type="string" calcext:value-type="string">
            <text:p>0 Weight</text:p>
          </table:table-cell>
          <table:table-cell table:style-name="ce34" office:value-type="string" calcext:value-type="string">
            <text:p>1 Weight</text:p>
          </table:table-cell>
          <table:table-cell table:style-name="ce34" office:value-type="string" calcext:value-type="string">
            <text:p>2 Weights</text:p>
          </table:table-cell>
          <table:table-cell table:style-name="ce43" office:value-type="string" calcext:value-type="string">
            <text:p>3 Weights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6" office:value-type="string" calcext:value-type="string">
            <text:p>Sub-object[0]</text:p>
          </table:table-cell>
          <table:table-cell table:style-name="ce24" office:value-type="string" calcext:value-type="string">
            <text:p>XYZ | NORMAL | TEX1</text:p>
          </table:table-cell>
          <table:table-cell table:style-name="ce36" office:value-type="string" calcext:value-type="string">
            <text:p>XYZB1 | NORMAL | TEX1</text:p>
          </table:table-cell>
          <table:table-cell table:style-name="ce36" office:value-type="string" calcext:value-type="string">
            <text:p>XYZB2 | NORMAL | TEX1</text:p>
          </table:table-cell>
          <table:table-cell table:style-name="ce39" office:value-type="string" calcext:value-type="string">
            <text:p>XYZB3 | NORMAL | TEX1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>
            <text:p>Sub-object[1]</text:p>
          </table:table-cell>
          <table:table-cell table:style-name="ce25" office:value-type="string" calcext:value-type="string">
            <text:p>XYZ | DIFFUSE | TEX1</text:p>
          </table:table-cell>
          <table:table-cell table:number-columns-repeated="2"/>
          <table:table-cell table:style-name="ce44"/>
          <table: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>
            <text:p>Sub-object[2]</text:p>
          </table:table-cell>
          <table:table-cell table:style-name="ce25" office:value-type="string" calcext:value-type="string">
            <text:p>XYZ | NORMAL | TEX2</text:p>
          </table:table-cell>
          <table:table-cell table:style-name="ce37" office:value-type="string" calcext:value-type="string">
            <text:p>XYZB1 | NORMAL | TEX2</text:p>
          </table:table-cell>
          <table:table-cell table:style-name="ce37" office:value-type="string" calcext:value-type="string">
            <text:p>XYZB2 | NORMAL | TEX2</text:p>
          </table:table-cell>
          <table:table-cell table:style-name="ce40" office:value-type="string" calcext:value-type="string">
            <text:p>XYZB3 | NORMAL | TEX2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4" office:value-type="string" calcext:value-type="string">
            <text:p>Sub-object[3]</text:p>
          </table:table-cell>
          <table:table-cell table:style-name="ce26" office:value-type="string" calcext:value-type="string">
            <text:p>XYZ | DIFFUSE | TEX2</text:p>
          </table:table-cell>
          <table:table-cell table:style-name="ce33" table:number-columns-repeated="2"/>
          <table:table-cell table:style-name="ce45"/>
          <table:table-cell table:style-name="ce14"/>
          <table:table-cell table:number-columns-repeated="1018"/>
        </table:table-row>
        <table:table-row table:style-name="ro2">
          <table:table-cell table:style-name="ce28" table:number-columns-repeated="5"/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PR_20_format" style:display-name="PageStyle_XPR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PR_20_file" style:display-name="PageStyle_XPR 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-object" style:display-name="PageStyle_Sub-ob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62" meta:object-count="0"/>
    <meta:generator>LibreOfficeDev/6.0.5.2$Linux_X86_64 LibreOffice_project/</meta:generator>
  </office:meta>
</office:document-meta>
</file>